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00000032013F19BF3.png"/>
  <manifest:file-entry manifest:media-type="image/png" manifest:full-path="Pictures/10000000000001E0000003201A93CBD0.png"/>
  <manifest:file-entry manifest:media-type="image/png" manifest:full-path="Pictures/10000000000001E0000003203122405C.png"/>
  <manifest:file-entry manifest:media-type="image/png" manifest:full-path="Pictures/10000000000001E0000003207016E974.png"/>
  <manifest:file-entry manifest:media-type="image/png" manifest:full-path="Pictures/10000000000001E00000032037A648B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0.034cm" svg:y="-0.522cm" svg:width="16.933cm" svg:height="25.148cm" draw:z-index="0"><draw:image xlink:href="Pictures/10000000000001E0000003207016E974.png" xlink:type="simple" xlink:show="embed" xlink:actuate="onLoad"/></draw:frame></text:p>
      <text:p text:style-name="Standard"/>
      <text:p text:style-name="Standard"><draw:frame draw:style-name="fr1" draw:name="graphics6" text:anchor-type="paragraph" svg:x="-0.538cm" svg:y="-0.723cm" svg:width="16.933cm" svg:height="26.36cm" draw:z-index="2"><draw:image xlink:href="Pictures/10000000000001E0000003203122405C.png" xlink:type="simple" xlink:show="embed" xlink:actuate="onLoad"/></draw:frame><text:soft-page-break/></text:p>
      <text:p text:style-name="Standard"><draw:frame draw:style-name="fr1" draw:name="graphics4" text:anchor-type="paragraph" svg:x="-0.134cm" svg:y="-0.185cm" svg:width="16.933cm" svg:height="25.617cm" draw:z-index="1"><draw:image xlink:href="Pictures/10000000000001E0000003201A93CBD0.png" xlink:type="simple" xlink:show="embed" xlink:actuate="onLoad"/></draw:frame><text:soft-page-break/></text:p>
      <text:p text:style-name="Standard"><text:soft-page-break/></text:p>
      <text:p text:style-name="Standard"><draw:frame draw:style-name="fr2" draw:name="graphics2" text:anchor-type="paragraph" svg:width="16.933cm" svg:height="24.784cm" draw:z-index="3"><draw:image xlink:href="Pictures/10000000000001E00000032013F19BF3.png" xlink:type="simple" xlink:show="embed" xlink:actuate="onLoad"/></draw:frame></text:p>
      <text:p text:style-name="Standard"><text:soft-page-break/></text:p>
      <text:p text:style-name="Standard"><draw:frame draw:style-name="fr2" draw:name="graphics3" text:anchor-type="paragraph" svg:width="16.933cm" svg:height="24.686cm" draw:z-index="4"><draw:image xlink:href="Pictures/10000000000001E00000032037A648B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ndianic </meta:initial-creator>
    <meta:creation-date>2012-06-29T11:46:38</meta:creation-date>
    <meta:document-statistic meta:table-count="0" meta:image-count="5" meta:object-count="0" meta:page-count="5" meta:paragraph-count="0" meta:word-count="0" meta:character-count="0"/>
    <dc:date>2012-06-29T11:53:59</dc:date>
    <dc:creator>indianic </dc:creator>
    <meta:editing-duration>PT00H07M27S</meta:editing-duration>
    <meta:editing-cycles>1</meta:editing-cycles>
    <meta:generator>OpenOffice.org/3.2$Unix OpenOffice.org_project/320m18$Build-9502</meta:generator>
  </office:meta>
</office:document-meta>
</file>